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3"/>
        <table:table-column table:style-name="co3" table:number-columns-repeated="9" table:default-cell-style-name="ce4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style-name="Default"/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4"/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(Spiky) Metal Tur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Default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4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4" table:number-columns-repeated="3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4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4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4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4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4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8T18:04:29.963913517</dc:date>
    <meta:editing-duration>P3DT2H20M56S</meta:editing-duration>
    <meta:editing-cycles>519</meta:editing-cycles>
    <meta:document-statistic meta:table-count="10" meta:cell-count="1556" meta:object-count="0"/>
  </office:meta>
</office:document-meta>
</file>